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06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65cm" fo:min-width="2.37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000000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text-properties style:font-name="Ubuntu Mono"/>
    </style:style>
    <style:style style:name="P6" style:family="paragraph">
      <loext:graphic-properties draw:fill="none" draw:fill-color="#ffffff"/>
      <style:text-properties style:font-name="Ubuntu Mono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206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draw:layer="layout" svg:width="1.524cm" svg:height="1.397cm" svg:x="17.4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custom-shape draw:style-name="gr8" draw:text-style-name="P4" draw:layer="layout" svg:width="0.635cm" svg:height="0.635cm" svg:x="15.827cm" svg:y="2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" draw:layer="layout" svg:width="4.445cm" svg:height="2.775cm" svg:x="0.206cm" svg:y="2.524cm">
          <draw:text-box>
            <text:p text:style-name="P5"><text:span text:style-name="T2">.&gt; </text:span><text:span text:style-name="T2">foo </text:span><text:span text:style-name="T2">= …</text:span></text:p>
            <text:p text:style-name="P5"><text:span text:style-name="T2"/></text:p>
            <text:p text:style-name="P5"><text:span text:style-name="T2">.&gt; </text:span><text:span text:style-name="T2">$foo</text:span></text:p>
            <text:p text:style-name="P5"><text:span text:style-name="T2">…</text:span></text:p>
          </draw:text-box>
        </draw:frame>
        <draw:line draw:style-name="gr10" draw:text-style-name="P3" draw:layer="layout" svg:x1="0.754cm" svg:y1="8.239cm" svg:x2="5.834cm" svg:y2="8.239cm">
          <text:p/>
        </draw:line>
        <draw:line draw:style-name="gr10" draw:text-style-name="P3" draw:layer="layout" svg:x1="3.167cm" svg:y1="7.35cm" svg:x2="3.167cm" svg:y2="9.89cm">
          <text:p/>
        </draw:line>
        <draw:frame draw:style-name="gr11" draw:text-style-name="P8" draw:layer="layout" svg:width="2.225cm" svg:height="0.954cm" svg:x="0.902cm" svg:y="7.35cm">
          <draw:text-box>
            <text:p text:style-name="P7"><text:span text:style-name="T3">Name</text:span></text:p>
          </draw:text-box>
        </draw:frame>
        <draw:frame draw:style-name="gr11" draw:text-style-name="P8" draw:layer="layout" svg:width="2.051cm" svg:height="0.954cm" svg:x="3.452cm" svg:y="7.35cm">
          <draw:text-box>
            <text:p text:style-name="P7"><text:span text:style-name="T3">Hash</text:span></text:p>
          </draw:text-box>
        </draw:frame>
        <draw:frame draw:style-name="gr11" draw:text-style-name="P2" draw:layer="layout" svg:width="1.383cm" svg:height="0.954cm" svg:x="1.262cm" svg:y="8.301cm">
          <draw:text-box>
            <text:p>foo</text:p>
          </draw:text-box>
        </draw:frame>
        <draw:frame draw:style-name="gr11" draw:text-style-name="P2" draw:layer="layout" svg:width="2.754cm" svg:height="0.954cm" svg:x="3.167cm" svg:y="8.301cm">
          <draw:text-box>
            <text:p text:style-name="P9">a64e3fc</text:p>
          </draw:text-box>
        </draw:frame>
        <draw:line draw:style-name="gr4" draw:text-style-name="P3" draw:layer="layout" svg:x1="0.754cm" svg:y1="9.255cm" svg:x2="5.834cm" svg:y2="9.255cm">
          <text:p/>
        </draw:line>
        <draw:custom-shape draw:style-name="gr12" draw:text-style-name="P3" draw:layer="layout" svg:width="5.08cm" svg:height="1.143cm" svg:x="9.223cm" svg:y="5.064cm">
          <text:p text:style-name="P9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8.842cm" svg:y1="5.572cm" svg:x2="6.556cm" svg:y2="5.572cm">
          <text:p/>
        </draw:line>
        <draw:line draw:style-name="gr14" draw:text-style-name="P3" draw:layer="layout" svg:x1="14.303cm" svg:y1="1.762cm" svg:x2="17.478cm" svg:y2="3.667cm">
          <text:p/>
        </draw:line>
        <draw:custom-shape draw:style-name="gr15" draw:text-style-name="P3" draw:layer="layout" svg:width="2.921cm" svg:height="2.667cm" svg:x="22.304cm" svg:y="0.49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2" draw:layer="layout" svg:width="2.826cm" svg:height="1.657cm" svg:x="22.431cm" svg:y="1.248cm">
          <draw:text-box>
            <text:p>Service</text:p>
            <text:p>Registry</text:p>
          </draw:text-box>
        </draw:frame>
        <draw:path draw:style-name="gr4" draw:text-style-name="P3" draw:layer="layout" svg:width="2.597cm" svg:height="2.718cm" draw:transform="rotate (1.01211643323151) translate (4.52399999782021cm 2.26999999863739cm)" svg:viewBox="0 0 2598 2719" svg:d="M0 0c1198 0 2598 2719 2598 2719">
          <text:p/>
        </draw:path>
        <draw:line draw:style-name="gr14" draw:text-style-name="P3" draw:layer="layout" svg:x1="8.461cm" svg:y1="1.508cm" svg:x2="8.588cm" svg:y2="1.508cm">
          <text:p/>
        </draw:line>
        <draw:custom-shape draw:style-name="gr8" draw:text-style-name="P4" draw:layer="layout" svg:width="0.635cm" svg:height="0.635cm" svg:x="5.921cm" svg:y="0.7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4" draw:text-style-name="P3" draw:layer="layout" svg:width="2.797cm" svg:height="1.198cm" draw:transform="skewX (0.0230383461263252) rotate (0.796742803535411) translate (18.748cm 3.159cm)" svg:viewBox="0 0 2798 1199" svg:d="M0 0c1279 0 2798 1199 2798 1199">
          <text:p/>
        </draw:path>
        <draw:path draw:style-name="gr4" draw:text-style-name="P3" draw:layer="layout" svg:width="2.664cm" svg:height="0.49cm" draw:transform="skewX (0.0397935069454708) rotate (-2.62148453649548) translate (22.1770000004505cm 2.77800000086473cm)" svg:viewBox="0 0 2665 491" svg:d="M0 0c1533 0 2665 491 2665 491">
          <text:p/>
        </draw:path>
        <draw:line draw:style-name="gr14" draw:text-style-name="P3" draw:layer="layout" svg:x1="21.669cm" svg:y1="2.016cm" svg:x2="21.923cm" svg:y2="2.016cm">
          <text:p/>
        </draw:line>
        <draw:line draw:style-name="gr14" draw:text-style-name="P3" draw:layer="layout" svg:x1="19.637cm" svg:y1="3.667cm" svg:x2="19.256cm" svg:y2="3.794cm">
          <text:p/>
        </draw:line>
        <draw:frame draw:style-name="gr11" draw:text-style-name="P2" draw:layer="layout" svg:width="0.853cm" svg:height="0.954cm" svg:x="7.699cm" svg:y="1.697cm">
          <draw:text-box>
            <text:p>1</text:p>
          </draw:text-box>
        </draw:frame>
        <draw:frame draw:style-name="gr11" draw:text-style-name="P2" draw:layer="layout" svg:width="0.853cm" svg:height="0.954cm" svg:x="6.973cm" svg:y="4.556cm">
          <draw:text-box>
            <text:p>2</text:p>
          </draw:text-box>
        </draw:frame>
        <draw:frame draw:style-name="gr11" draw:text-style-name="P2" draw:layer="layout" svg:width="0.853cm" svg:height="0.954cm" svg:x="16.081cm" svg:y="3.159cm">
          <draw:text-box>
            <text:p>3</text:p>
          </draw:text-box>
        </draw:frame>
        <draw:frame draw:style-name="gr11" draw:text-style-name="P2" draw:layer="layout" svg:width="0.853cm" svg:height="0.954cm" svg:x="19.546cm" svg:y="2.586cm">
          <draw:text-box>
            <text:p>4</text:p>
          </draw:text-box>
        </draw:frame>
        <draw:frame draw:style-name="gr11" draw:text-style-name="P10" draw:layer="layout" svg:width="1.92cm" svg:height="1.191cm" svg:x="18.875cm" svg:y="1.127cm">
          <draw:text-box>
            <text:p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/text:p>
            <text:p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/text:p>
          </draw:text-box>
        </draw:frame>
        <draw:frame draw:style-name="gr11" draw:text-style-name="P10" draw:layer="layout" svg:width="2.322cm" svg:height="1.191cm" svg:x="20.998cm" svg:y="3.032cm">
          <draw:text-box>
            <text:p><text:span text:style-name="T4">service</text:span></text:p>
            <text:p><text:span text:style-name="T4">download</text:span></text:p>
          </draw:text-box>
        </draw:frame>
        <draw:custom-shape draw:style-name="gr16" draw:text-style-name="P3" draw:layer="layout" svg:width="1.27cm" svg:height="1.27cm" svg:x="19.891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1.802cm" svg:height="1.051cm" draw:transform="skewX (-0.0282743338823081) rotate (2.66319790561815) translate (19.6369999990792cm 6.96900000190571cm)" svg:viewBox="0 0 1803 1052" svg:d="M0 0c1288 0 1803 1052 1803 1052">
          <text:p/>
        </draw:path>
        <draw:path draw:style-name="gr4" draw:text-style-name="P3" draw:layer="layout" svg:width="1.838cm" svg:height="1.249cm" draw:transform="skewX (0.152890842474703) rotate (-0.179419847105018) translate (19.002cm 4.683cm)" svg:viewBox="0 0 1839 1250" svg:d="M0 0c1420 1 1839 1250 1839 1250">
          <text:p/>
        </draw:path>
        <draw:line draw:style-name="gr14" draw:text-style-name="P3" draw:layer="layout" svg:x1="20.399cm" svg:y1="6.08cm" svg:x2="20.526cm" svg:y2="6.461cm">
          <text:p/>
        </draw:line>
        <draw:line draw:style-name="gr14" draw:text-style-name="P3" draw:layer="layout" svg:x1="18.494cm" svg:y1="5.318cm" svg:x2="18.367cm" svg:y2="4.937cm">
          <text:p/>
        </draw:line>
        <draw:frame draw:style-name="gr11" draw:text-style-name="P2" draw:layer="layout" svg:width="0.925cm" svg:height="0.954cm" svg:x="20.109cm" svg:y="6.777cm">
          <draw:text-box>
            <text:p>P</text:p>
          </draw:text-box>
        </draw:frame>
        <draw:frame draw:style-name="gr17" draw:text-style-name="P10" draw:layer="layout" svg:width="1.399cm" svg:height="0.721cm" svg:x="20.399cm" svg:y="5.613cm">
          <draw:text-box>
            <text:p><text:span text:style-name="T4">st</text:span><text:span text:style-name="T4">di</text:span><text:span text:style-name="T4">n</text:span></text:p>
          </draw:text-box>
        </draw:frame>
        <draw:frame draw:style-name="gr11" draw:text-style-name="P10" draw:layer="layout" svg:width="1.662cm" svg:height="0.721cm" svg:x="17.859cm" svg:y="6.715cm">
          <draw:text-box>
            <text:p><text:span text:style-name="T4">stdout</text:span></text:p>
          </draw:text-box>
        </draw:frame>
        <draw:frame draw:style-name="gr17" draw:text-style-name="P2" draw:layer="layout" svg:width="0.853cm" svg:height="0.954cm" svg:x="19.256cm" svg:y="5.761cm">
          <draw:text-box>
            <text:p>5</text:p>
          </draw:text-box>
        </draw:frame>
        <draw:line draw:style-name="gr14" draw:text-style-name="P3" draw:layer="layout" svg:x1="17.351cm" svg:y1="4.556cm" svg:x2="14.684cm" svg:y2="5.318cm">
          <text:p/>
        </draw:line>
        <draw:frame draw:style-name="gr11" draw:text-style-name="P2" draw:layer="layout" svg:width="0.853cm" svg:height="0.954cm" svg:x="14.847cm" svg:y="5.253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4T16:00:18.412793594</dc:date>
    <meta:editing-duration>PT1H4M52S</meta:editing-duration>
    <meta:editing-cycles>13</meta:editing-cycles>
    <meta:generator>LibreOffice/5.3.0.3$Linux_X86_64 LibreOffice_project/30m0$Build-3</meta:generator>
    <meta:document-statistic meta:object-count="52"/>
  </office:meta>
</office:document-meta>
</file>